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25-01-2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24-01-0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23-01-1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21-12-2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20-12-2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9-12-1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9-01-08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8-01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7-01-10 19:2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6-01-12 17:29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4-01-15 20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3-01-15 19:2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47097402902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